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officeooo:rsid="002013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E </text:span>Truposze, które warto znać</text:p>
      <text:p text:style-name="P2">Czyli Gray Picture poleca seriale o zombie</text:p>
      <text:p text:style-name="P2"><text:s/></text:p>
      <text:p text:style-name="P2">Muszę się przyznać, że uwielbiam zombie, zarówno te przedstawiane jako tępe potwory, których jedynym celem (nie)życia jest pożarcie ludzkiego mózgu, jak i te bardziej inteligentne, często walczące ze swoją mroczną naturą. Dlatego żebym zaczęła oglądać dany serial, wystarczy, iż jest on reklamowany podobizną takiego umarlaka. Jak można się domyślić, większość z nich to średniaki, ale czasem zdarzają się perełki, które zdecydowanie są warte polecenia.</text:p>
      <text:p text:style-name="P2">Gray Picture</text:p>
      <text:p text:style-name="P2"><text:s/></text:p>
      <text:p text:style-name="P2">„Z Nation”<text:tab/></text:p>
      <text:p text:style-name="P2"><text:s/></text:p>
      <text:p text:style-name="P2">Serial ma jak na razie trzy sezony, średnio po czternaście odcinków, które zwykle mają około 45 minut. Premiera czwartego sezonu zaplanowana jest na koniec września tego roku.</text:p>
      <text:p text:style-name="P2"><text:s/></text:p>
      <text:p text:style-name="P2">Akcja dzieje się w Stanach Zjednoczonych około trzy lata po rozpoczęciu apokalipsy zombie. Prowadzone są badania, których celem jest wynalezienie szczepionki, za sprawą której ludzie po śmierci lub ugryzieniu przez umarlaka mają się nie zmieniać w jednego z nich. Trzeba dodać, że owe badania są bardzo niehumanitarne – jako królików doświadczalnych wykorzystuje się więźniów (i to niekoniecznie tych skazanych za ciężkie przestępstwa, co ostatecznie mogłoby być jakimś wytłumaczeniem). Jednym z tych „ochotników” jest główny bohater serialu, Murphy. Tuż po podaniu testowej szczepionki naukowiec nadzorujący eksperyment zmuszony jest się ewakuować. Zostawia Murphy’ego przywiązanego do stołu, a więc zupełnie pozbawionego możliwości walki ze zbliżającymi się zombiakami. Jak się okazuje, szczepionka podana Murphy’emu działa – mimo kilkukrotnych ugryzień pozostał on człowiekiem. Od tego momentu staje się on najprawdopodobniej najcenniejszą osobą na Ziemi. Tutaj wkracza reszta głównych bohaterów, ponieważ to właśnie ich zadaniem będzie jego bezpieczne doprowadzenie z Nowego Jorku do laboratorium w Kalifornii.</text:p>
      <text:p text:style-name="P2"><text:s/></text:p>
      <text:p text:style-name="P2">Z opisu fabuły może się wydawać, że to po prostu kolejny serial o patetycznych (i przy okazji „kartonowych”) bohaterach, uparcie próbujących uratować ludzkość z czystej dobroci serca. Ale gdyby tak było, to pewnie nie polecałabym „Z Nation”. Są oni największym atutem tego serialu. Wszystkie główne postacie (no, może prawie wszystkie) mają całkiem dobrze zbudowane charaktery oraz niezwykle łatwo je polubić. Każdy z nich ma też własne powody, dla których uczestniczy w misji, część z nich faktycznie chce uratować ludzkość, niektórych skusiła wizja potencjalnej nagrody lub zwyczajnie widzą w tym przedsięwzięciu okazję do zabicia jak największej ilości zombie.</text:p>
      <text:p text:style-name="P2"><text:s/></text:p>
      <text:p text:style-name="P2">Główny bohater serialu Murphy jest złośliwy, cyniczny i sarkastyczny. Nie podoba mu się bycie zbawcą ludzkości, przez co niejednokrotnie jest przez resztę drużyny zmuszany do bycia liderem. Nie ma też problemów z tym, że jest niemiły dla pozostałych postaci, czy komentuje fatalne położenie, w jakie często pakują się bohaterowie. Mimo to są w nim niewielkie pokłady pozytywnych uczuć, stara się jednak to dobrze ukrywać.</text:p>
      <text:p text:style-name="P2"><text:s/></text:p>
      <text:p text:style-name="P2">Inne postacie są równie ciekawe. Dziesięć Tysięcy to pseudonim, który sam sobie nadał nastoletni bohater „Z Nation”. Oznacza liczbę umarlaków, które chce zabić w ramach zemsty <text:soft-page-break/>za śmierć ojca. Jako że apokalipsa zaczęła się, gdy chłopak był bardzo młody, nie miał okazji robić znacznej części rzeczy typowych dla nastolatków w minionych czasach. Stara się to nadrobić, więc możemy patrzeć, jak Dziesiątka uczy się prowadzić czy nieudolnie próbuje podrywać dziewczyny.</text:p>
      <text:p text:style-name="P2"><text:s/></text:p>
      <text:p text:style-name="P2">Tym, co w „Z Nation” zostało zrobione najgorzej, są sporadycznie pojawiające się efekty specjalne. O ile zwykłe, pospolite truposze wyglądają całkiem dobrze, to już bardziej niecodzienne rzeczy, czyli te wymagające techniki CGI, jak zombie-niemowlak z pierwszego odcinka, prezentują się znacznie gorzej. Gdybym była złośliwa, to umieściłabym je na skali brzydoty gdzieś między piraniokondą z filmu pod tym samym tytułem a znanym każdemu smokiem z „Wiedźmina”.</text:p>
      <text:p text:style-name="P2"><text:s/></text:p>
      <text:p text:style-name="P2">Na koniec dodam, że z nieznanych mi przyczyn na Filmwebie jako gatunek, do którego należy „Z Nation”, jest wpisany horror. W rzeczywistości serial ten jest przede wszystkim komedią. Może żarty nie są jakieś wybitne, ale mimo to serial jest fajny.</text:p>
      <text:p text:style-name="P2"><text:s/></text:p>
      <text:p text:style-name="P2">„iZombie"</text:p>
      <text:p text:style-name="P2"><text:s/></text:p>
      <text:p text:style-name="P2">Serial ma jak dotąd trzy sezony, które średnio po 15 odcinków i 45 minut. Premiera czwartego sezonu odbędzie się niestety dopiero w 2018.</text:p>
      <text:p text:style-name="P2"><text:s/></text:p>
      <text:p text:style-name="P2">Olivia Moore była ambitną studentką medycyny. Jednak pewnego dnia porzuca studia i zatrudnia się jako pomocnik w biurze koronera. Dlaczego? Ponieważ podczas imprezy została zadrapana przez zombie. Od czasu przemiany w żywego trupa musi regularnie zjadać ludzkie mózgi, bo inaczej straci kontrolę nad sobą i zacznie polować na niewinnych ludzi. Kostnica jest natomiast jednym z najlepszych miejsc, gdzie można pozyskać ludzki mózg bez zabijania.</text:p>
      <text:p text:style-name="P2"><text:s/></text:p>
      <text:p text:style-name="P2">Jednak jedzenie mózgów wiąże się z pewnymi efektami ubocznymi. Po każdym posiłku Liv na jakiś czas przejmuje część osobowości poprzedniego właściciela organu oraz miewa wizje z ostatnich dni jego życia. To ostatnie postanawia wykorzystać, aby pomagać detektywowi Babinaux w rozwiązywaniu kryminalnych zagadek. Zombie tropiący morderców, czego więcej można chcieć od serialu?</text:p>
      <text:p text:style-name="P2"><text:s/></text:p>
      <text:p text:style-name="P2">Największą zaletą serialu jest wprost genialna gra aktorska Rose Mclver, która wciela się w główną bohaterkę. Ponieważ, jak już wspomniałam, skutkiem jedzenia mózgu jest przejmowanie osobowości właściciela, ta aktorka w każdym odcinku musi się zachowywać zupełnie inaczej (raz jest kleptomanką, innym razem aspołecznym nerdem, artystką, alkoholiczką albo wariatką, która wszędzie widzi rozmaite spiski). I dosłownie za każdym razem wychodzi jej to idealnie. W obsadzie są też inni wyróżniający się aktorzy, jednak zawsze pozostają w cieniu Mclver.</text:p>
      <text:p text:style-name="P2"><text:s/></text:p>
      <text:p text:style-name="P2">Na pochwałę zasługują też pojawiające się w każdym odcinku zagadki kryminalne. Widać, że scenarzyści wykonali genialną robotę, ponieważ akcja nie tylko wciąga, ale też niełatwo jest odgadnąć, kim jest morderca. Często nie będzie to osoba, po której się tego spodziewamy, ale ktoś, kogo zupełnie się nie podejrzewa. Bywa też, że widz dostaje fałszywe tropy.</text:p>
      <text:p text:style-name="P2"><text:s/></text:p>
      <text:p text:style-name="P2"><text:soft-page-break/>Oprócz bycia kryminałem, „iZombie” jest również całkiem niezłą komedią. Humor jest oparty w dużej mierze na żartach sytuacyjnych, których podstawę zazwyczaj stanowi aktualny charakter Liv. Poza tym znajdziemy tu też dużo czarnego humoru oraz sarkastycznych komentarzy głównej bohaterki. Czasem w serialu pojawiają się też odcinki o bardziej dramatycznym charakterze. Są to głównie epizody, w których Olivia próbuje znaleźć sposób na wyleczenie się z „zombizmu” i powrót do swojego dawnego życia.</text:p>
      <text:p text:style-name="P2"><text:s/></text:p>
      <text:p text:style-name="P2">Grafiki:</text:p>
      <text:p text:style-name="P2">banner:<text:a xlink:type="simple" xlink:href="https://pre09.deviantart.net/b8b5/th/pre/f/2012/225/e/6/zombie_warning_by_serialkillerthriller-d5awltv.jpg" text:style-name="Internet_20_link" text:visited-style-name="Visited_20_Internet_20_Link"> </text:a><text:a xlink:type="simple" xlink:href="https://pre09.deviantart.net/b8b5/th/pre/f/2012/225/e/6/zombie_warning_by_serialkillerthriller-d5awltv.jpg" text:style-name="Internet_20_link" text:visited-style-name="Visited_20_Internet_20_Link"><text:span text:style-name="T1">https://pre09.deviantart.net/b8b5/th/pre/f/2012/225/e/6/zombie_warning_by_serialkillerthriller-d5awltv.jpg</text:span></text:a></text:p>
      <text:p text:style-name="P2">źródło:<text:a xlink:type="simple" xlink:href="https://serialkillerthriller.deviantart.com/art/Zombie-Warning-320648323" text:style-name="Internet_20_link" text:visited-style-name="Visited_20_Internet_20_Link"> </text:a><text:a xlink:type="simple" xlink:href="https://serialkillerthriller.deviantart.com/art/Zombie-Warning-320648323" text:style-name="Internet_20_link" text:visited-style-name="Visited_20_Internet_20_Link"><text:span text:style-name="T1">https://serialkillerthriller.deviantart.com/art/Zombie-Warning-320648323</text:span></text:a></text:p>
      <text:p text:style-name="P2">lub</text:p>
      <text:p text:style-name="P2"><text:a xlink:type="simple" xlink:href="http://www.wallpapers-web.com/data/out/217/5738242-zombies-wallpapers.jpg" text:style-name="Internet_20_link" text:visited-style-name="Visited_20_Internet_20_Link"><text:span text:style-name="T1">http://www.wallpapers-web.com/data/out/217/5738242-zombies-wallpapers.jpg</text:span></text:a></text:p>
      <text:p text:style-name="P2">ź:<text:a xlink:type="simple" xlink:href="http://www.wallpapers-web.com/zombies-wallpapers/5738242.html" text:style-name="Internet_20_link" text:visited-style-name="Visited_20_Internet_20_Link"> </text:a><text:a xlink:type="simple" xlink:href="http://www.wallpapers-web.com/zombies-wallpapers/5738242.html" text:style-name="Internet_20_link" text:visited-style-name="Visited_20_Internet_20_Link"><text:span text:style-name="T1">http://www.wallpapers-web.com/zombies-wallpapers/5738242.html</text:span></text:a></text:p>
      <text:p text:style-name="P2"><text:s/></text:p>
      <text:p text:style-name="P2">do środka:</text:p>
      <text:p text:style-name="P2">z nation</text:p>
      <text:p text:style-name="P2"><text:a xlink:type="simple" xlink:href="http://www.myzombieculture.com/wp-content/uploads/2015/09/CO5nXjtUEAQJG8x.jpg" text:style-name="Internet_20_link" text:visited-style-name="Visited_20_Internet_20_Link"><text:span text:style-name="T1">http://www.myzombieculture.com/wp-content/uploads/2015/09/CO5nXjtUEAQJG8x.jpg</text:span></text:a></text:p>
      <text:p text:style-name="P2">ź:<text:a xlink:type="simple" xlink:href="https://www.myzombieculture.com/2015/09/15/laudience-de-la-saison-2-de-z-nation-passe-sous-la-barre-du-million/" text:style-name="Internet_20_link" text:visited-style-name="Visited_20_Internet_20_Link"> </text:a><text:a xlink:type="simple" xlink:href="https://www.myzombieculture.com/2015/09/15/laudience-de-la-saison-2-de-z-nation-passe-sous-la-barre-du-million/" text:style-name="Internet_20_link" text:visited-style-name="Visited_20_Internet_20_Link"><text:span text:style-name="T1">https://www.myzombieculture.com/2015/09/15/laudience-de-la-saison-2-de-z-nation-passe-sous-la-barre-du-million/</text:span></text:a></text:p>
      <text:p text:style-name="P2"><text:s/></text:p>
      <text:p text:style-name="P2">izombie</text:p>
      <text:p text:style-name="P2"><text:a xlink:type="simple" xlink:href="https://is3-ssl.mzstatic.com/image/thumb/Music3/v4/69/fe/a1/69fea182-47b6-4c52-2ed4-4d75caa5e2dc/source/1200x630bb.jpg" text:style-name="Internet_20_link" text:visited-style-name="Visited_20_Internet_20_Link"><text:span text:style-name="T1">https://is3-ssl.mzstatic.com/image/thumb/Music3/v4/69/fe/a1/69fea182-47b6-4c52-2ed4-4d75caa5e2dc/source/1200x630bb.jpg</text:span></text:a></text:p>
      <text:p text:style-name="P2">ź:<text:a xlink:type="simple" xlink:href="https://itunes.apple.com/us/tv-season/izombie-season-1/id968784595" text:style-name="Internet_20_link" text:visited-style-name="Visited_20_Internet_20_Link"> </text:a><text:a xlink:type="simple" xlink:href="https://itunes.apple.com/us/tv-season/izombie-season-1/id968784595" text:style-name="Internet_20_link" text:visited-style-name="Visited_20_Internet_20_Link"><text:span text:style-name="T1">https://itunes.apple.com/us/tv-season/izombie-season-1/id968784595</text:span></text:a></text:p>
      <text:p text:style-name="P2"><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dc:date>2017-10-20T22:30:16.230000000</dc:date>
    <meta:editing-duration>PT15M10S</meta:editing-duration>
    <meta:editing-cycles>1</meta:editing-cycles>
    <meta:document-statistic meta:table-count="0" meta:image-count="0" meta:object-count="0" meta:page-count="3" meta:paragraph-count="52" meta:word-count="949" meta:character-count="7217" meta:non-whitespace-character-count="6277"/>
  </office:meta>
</office:document-meta>
</file>